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table:style-name="Default" office:value-type="string" calcext:value-type="string">
            <text:p>NORMALIZED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float" office:value="0.588814" calcext:value-type="float">
            <text:p>0,588814</text:p>
          </table:table-cell>
          <table:table-cell office:value-type="float" office:value="0.003616" calcext:value-type="float">
            <text:p>0,003616</text:p>
          </table:table-cell>
          <table:table-cell table:formula="of:=[.A2]/[.B2]" office:value-type="float" office:value="162.835730088496" calcext:value-type="float">
            <text:p>162,84</text:p>
          </table:table-cell>
          <table:table-cell table:formula="of:=([.C2]-[.F3])/[.F4]" office:value-type="float" office:value="0.0310115959719265" calcext:value-type="float">
            <text:p>0,03</text:p>
          </table:table-cell>
          <table:table-cell office:value-type="string" calcext:value-type="string">
            <text:p>MAX</text:p>
          </table:table-cell>
          <table:table-cell table:style-name="ce2" table:formula="of:=MAX([.C2:.C9])" office:value-type="float" office:value="181.062115621156" calcext:value-type="float">
            <text:p>181,06</text:p>
          </table:table-cell>
          <table:table-cell table:style-name="ce3"/>
        </table:table-row>
        <table:table-row table:style-name="ro1">
          <table:table-cell office:value-type="float" office:value="0.588814" calcext:value-type="float">
            <text:p>0,588814</text:p>
          </table:table-cell>
          <table:table-cell office:value-type="float" office:value="0.00352" calcext:value-type="float">
            <text:p>0,00352</text:p>
          </table:table-cell>
          <table:table-cell table:formula="of:=[.A3]/[.B3]" office:value-type="float" office:value="167.276704545455" calcext:value-type="float">
            <text:p>167,28</text:p>
          </table:table-cell>
          <table:table-cell table:formula="of:=([.C3]-[.F3])/[.F4]" office:value-type="float" office:value="0.267111767542803" calcext:value-type="float">
            <text:p>0,27</text:p>
          </table:table-cell>
          <table:table-cell office:value-type="string" calcext:value-type="string">
            <text:p>MIN</text:p>
          </table:table-cell>
          <table:table-cell table:style-name="ce2" table:formula="of:=MIN([.C2:.C9])" office:value-type="float" office:value="162.252411132543" calcext:value-type="float">
            <text:p>162,25</text:p>
          </table:table-cell>
          <table:table-cell/>
        </table:table-row>
        <table:table-row table:style-name="ro1">
          <table:table-cell table:style-name="ce1" office:value-type="float" office:value="0.588814" calcext:value-type="float">
            <text:p>0,588814</text:p>
          </table:table-cell>
          <table:table-cell office:value-type="float" office:value="0.003514" calcext:value-type="float">
            <text:p>0,003514</text:p>
          </table:table-cell>
          <table:table-cell table:formula="of:=[.A3]/[.B4]" office:value-type="float" office:value="167.562322140011" calcext:value-type="float">
            <text:p>167,56</text:p>
          </table:table-cell>
          <table:table-cell table:formula="of:=([.C4]-[.F3])/[.F4]" office:value-type="float" office:value="0.282296354559029" calcext:value-type="float">
            <text:p>0,28</text:p>
          </table:table-cell>
          <table:table-cell office:value-type="string" calcext:value-type="string">
            <text:p>MAX-MIN</text:p>
          </table:table-cell>
          <table:table-cell table:style-name="ce2" table:formula="of:=[.F2]-[.F3]" office:value-type="float" office:value="18.8097044886128" calcext:value-type="float">
            <text:p>18,81</text:p>
          </table:table-cell>
          <table:table-cell/>
        </table:table-row>
        <table:table-row table:style-name="ro1">
          <table:table-cell office:value-type="float" office:value="0.588814" calcext:value-type="float">
            <text:p>0,588814</text:p>
          </table:table-cell>
          <table:table-cell office:value-type="float" office:value="0.003629" calcext:value-type="float">
            <text:p>0,003629</text:p>
          </table:table-cell>
          <table:table-cell table:formula="of:=[.A4]/[.B5]" office:value-type="float" office:value="162.252411132543" calcext:value-type="float">
            <text:p>162,25</text:p>
          </table:table-cell>
          <table:table-cell table:formula="of:=([.C5]-[.F3])/[.F4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float" office:value="0.588814" calcext:value-type="float">
            <text:p>0,588814</text:p>
          </table:table-cell>
          <table:table-cell office:value-type="float" office:value="0.003461" calcext:value-type="float">
            <text:p>0,003461</text:p>
          </table:table-cell>
          <table:table-cell table:formula="of:=[.A5]/[.B6]" office:value-type="float" office:value="170.128286622363" calcext:value-type="float">
            <text:p>170,13</text:p>
          </table:table-cell>
          <table:table-cell table:formula="of:=([.C6]-[.F3])/[.F4]" office:value-type="float" office:value="0.418713409059034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0.588814" calcext:value-type="float">
            <text:p>0,588814</text:p>
          </table:table-cell>
          <table:table-cell office:value-type="float" office:value="0.003268" calcext:value-type="float">
            <text:p>0,003268</text:p>
          </table:table-cell>
          <table:table-cell table:formula="of:=[.A6]/[.B7]" office:value-type="float" office:value="180.175642594859" calcext:value-type="float">
            <text:p>180,18</text:p>
          </table:table-cell>
          <table:table-cell table:formula="of:=([.C7]-[.F3])/[.F4]" office:value-type="float" office:value="0.95287150700142" calcext:value-type="float">
            <text:p>0,95</text:p>
          </table:table-cell>
          <table:table-cell table:number-columns-repeated="3"/>
        </table:table-row>
        <table:table-row table:style-name="ro1">
          <table:table-cell table:style-name="ce1" office:value-type="float" office:value="0.588814" calcext:value-type="float">
            <text:p>0,588814</text:p>
          </table:table-cell>
          <table:table-cell office:value-type="float" office:value="0.003252" calcext:value-type="float">
            <text:p>0,003252</text:p>
          </table:table-cell>
          <table:table-cell table:formula="of:=[.A7]/[.B8]" office:value-type="float" office:value="181.062115621156" calcext:value-type="float">
            <text:p>181,06</text:p>
          </table:table-cell>
          <table:table-cell table:formula="of:=([.C8]-[.F3])/[.F4]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08:42:08.6264173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19T19:00:37.445121266</dc:date>
    <meta:editing-duration>PT10H7M42S</meta:editing-duration>
    <meta:editing-cycles>3</meta:editing-cycles>
    <meta:generator>LibreOffice/4.2.8.2$Linux_X86_64 LibreOffice_project/420m0$Build-2</meta:generator>
    <meta:document-statistic meta:table-count="1" meta:cell-count="38" meta:object-count="0"/>
  </office:meta>
</office:document-meta>
</file>